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Heading_20_2">
      <style:text-properties officeooo:paragraph-rsid="0696a3d1"/>
    </style:style>
    <style:style style:name="P5" style:family="paragraph" style:parent-style-name="Heading_20_2">
      <style:text-properties officeooo:paragraph-rsid="069f2fb2"/>
    </style:style>
    <style:style style:name="P6" style:family="paragraph" style:parent-style-name="Heading_20_2">
      <style:text-properties officeooo:paragraph-rsid="06da3b53"/>
    </style:style>
    <style:style style:name="P7" style:family="paragraph" style:parent-style-name="Heading_20_2">
      <style:text-properties officeooo:paragraph-rsid="06de772b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Monospace" fo:font-weight="normal" officeooo:rsid="06dc4607" officeooo:paragraph-rsid="06dc4607" style:font-size-asian="10.5pt" style:font-weight-asian="normal" style:font-name-complex="David CLM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6beda12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rsid="06beda12" officeooo:paragraph-rsid="06beda12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officeooo:rsid="06beda12" officeooo:paragraph-rsid="06beda12"/>
    </style:style>
    <style:style style:name="P12" style:family="paragraph" style:parent-style-name="Standard">
      <style:paragraph-properties fo:margin-top="0.1189in" fo:margin-bottom="0.1189in" style:contextual-spacing="false"/>
      <style:text-properties officeooo:paragraph-rsid="06c8b990"/>
    </style:style>
    <style:style style:name="P13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c488a3"/>
    </style:style>
    <style:style style:name="P14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d6a382"/>
    </style:style>
    <style:style style:name="P15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rsid="06c5b8cb" officeooo:paragraph-rsid="06cab667"/>
    </style:style>
    <style:style style:name="P16" style:family="paragraph" style:parent-style-name="Text_20_body">
      <style:paragraph-properties fo:line-height="100%"/>
      <style:text-properties style:font-name="Monospace" officeooo:rsid="0696a3d1" officeooo:paragraph-rsid="0696a3d1" style:font-size-asian="10.5pt" style:font-name-complex="David CLM" style:font-weight-complex="normal"/>
    </style:style>
    <style:style style:name="P17" style:family="paragraph" style:parent-style-name="Text_20_body">
      <style:paragraph-properties fo:line-height="100%"/>
      <style:text-properties style:font-name="Monospace" officeooo:rsid="069f2fb2" officeooo:paragraph-rsid="069f2fb2" style:font-size-asian="10.5pt" style:font-name-complex="David CLM" style:font-weight-complex="normal"/>
    </style:style>
    <style:style style:name="P18" style:family="paragraph" style:parent-style-name="Text_20_body">
      <style:paragraph-properties fo:line-height="100%"/>
      <style:text-properties officeooo:paragraph-rsid="04af6545"/>
    </style:style>
    <style:style style:name="P19" style:family="paragraph" style:parent-style-name="Text_20_body">
      <style:paragraph-properties fo:line-height="100%"/>
      <style:text-properties officeooo:rsid="06da3b53" officeooo:paragraph-rsid="04af6545"/>
    </style:style>
    <style:style style:name="P20" style:family="paragraph" style:parent-style-name="Text_20_body">
      <style:text-properties officeooo:paragraph-rsid="06e07f89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paragraph-rsid="06de772b"/>
    </style:style>
    <style:style style:name="P22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6cc7b7c" style:font-size-asian="10.5pt" style:font-name-complex="David CLM" style:font-weight-complex="normal"/>
    </style:style>
    <style:style style:name="P23" style:family="paragraph" style:parent-style-name="Text_20_body">
      <style:paragraph-properties fo:line-height="100%" fo:text-align="start" style:justify-single-word="false" style:writing-mode="lr-tb"/>
      <style:text-properties officeooo:paragraph-rsid="06cc7b7c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officeooo:paragraph-rsid="06dfa93a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officeooo:paragraph-rsid="06de772b"/>
    </style:style>
    <style:style style:name="P26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6de772b"/>
    </style:style>
    <style:style style:name="P27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6dfa93a" style:font-size-asian="10.5pt" style:font-name-complex="David CLM" style:font-weight-complex="normal"/>
    </style:style>
    <style:style style:name="P28" style:family="paragraph" style:parent-style-name="Text_20_body">
      <style:text-properties style:font-name="Monospace" fo:language="en" fo:country="US" officeooo:rsid="06eaa126" officeooo:paragraph-rsid="06e07f89" style:font-size-asian="10.5pt" style:font-name-complex="David CLM" style:font-weight-complex="normal"/>
    </style:style>
    <style:style style:name="P29" style:family="paragraph" style:parent-style-name="Text_20_body">
      <style:text-properties style:font-name="Monospace" fo:language="en" fo:country="US" officeooo:rsid="06e764f5" officeooo:paragraph-rsid="06e07f89" style:font-size-asian="10.5pt" style:font-name-complex="David CLM" style:font-weight-complex="normal"/>
    </style:style>
    <style:style style:name="P30" style:family="paragraph" style:parent-style-name="Heading_20_1">
      <style:paragraph-properties fo:line-height="100%"/>
      <style:text-properties officeooo:paragraph-rsid="04af6545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da3b53" officeooo:paragraph-rsid="06da3b53" style:font-size-asian="10.5pt" style:font-weight-asian="normal" style:font-name-complex="David CLM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b61fb1" officeooo:paragraph-rsid="06dc4607" style:font-size-asian="10.5pt" style:font-weight-asian="normal" style:font-name-complex="David CLM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6beda12" officeooo:paragraph-rsid="06beda12" style:font-size-asian="10.5pt" style:font-weight-asian="bold" style:font-name-complex="David CLM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Monospace" fo:font-size="12pt" fo:language="en" fo:country="US" fo:font-style="normal" fo:font-weight="normal" officeooo:rsid="06b61fb1" officeooo:paragraph-rsid="06dc4607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officeooo:paragraph-rsid="06eb471b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officeooo:paragraph-rsid="06dcb19f"/>
    </style:style>
    <style:style style:name="P38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font-name="Monospace" fo:language="en" fo:country="US" fo:font-weight="bold" officeooo:rsid="06c02f1e" officeooo:paragraph-rsid="06c02f1e" style:font-size-asian="10.5pt" style:font-weight-asian="bold" style:font-name-complex="David CLM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fo:color="#000000" loext:opacity="100%" style:text-position="0% 100%" style:font-name="Monospace" fo:font-size="12pt" fo:font-style="normal" fo:font-weight="normal" officeooo:rsid="0694787f" officeooo:paragraph-rsid="06c02f1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7319f8"/>
    </style:style>
    <style:style style:name="T4" style:family="text">
      <style:text-properties fo:color="#000000" loext:opacity="100%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6de772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ba6cc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da3b5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d8d2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d947e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de772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15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16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17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18" style:family="text">
      <style:text-properties style:font-name="Monospace" fo:language="en" fo:country="US" fo:font-weight="bold" style:font-size-asian="10.5pt" style:font-weight-asian="bold" style:font-name-complex="David CLM" style:font-weight-complex="normal"/>
    </style:style>
    <style:style style:name="T19" style:family="text">
      <style:text-properties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20" style:family="text">
      <style:text-properties style:font-name="Monospace" fo:language="en" fo:country="US" fo:font-weight="bold" officeooo:rsid="06beda12" style:font-size-asian="10.5pt" style:font-weight-asian="bold" style:font-name-complex="David CLM" style:font-weight-complex="normal"/>
    </style:style>
    <style:style style:name="T21" style:family="text">
      <style:text-properties style:font-name="Monospace" fo:language="en" fo:country="US" fo:font-weight="bold" officeooo:rsid="06c02f1e" style:font-size-asian="10.5pt" style:font-weight-asian="bold" style:font-name-complex="David CLM" style:font-weight-complex="normal"/>
    </style:style>
    <style:style style:name="T22" style:family="text">
      <style:text-properties style:font-name="Monospace" fo:language="en" fo:country="US" fo:font-weight="bold" officeooo:rsid="06c0fc75" style:font-size-asian="10.5pt" style:font-weight-asian="bold" style:font-name-complex="David CLM" style:font-weight-complex="normal"/>
    </style:style>
    <style:style style:name="T23" style:family="text">
      <style:text-properties style:font-name="Monospace" fo:language="en" fo:country="US" fo:font-weight="bold" officeooo:rsid="07d8a00d" style:font-size-asian="10.5pt" style:font-weight-asian="bold" style:font-name-complex="David CLM" style:font-weight-complex="normal"/>
    </style:style>
    <style:style style:name="T24" style:family="text">
      <style:text-properties style:font-name="Monospace" fo:language="en" fo:country="US" fo:font-weight="bold" officeooo:rsid="06da3b53" style:font-size-asian="10.5pt" style:font-weight-asian="bold" style:font-name-complex="David CLM" style:font-weight-complex="normal"/>
    </style:style>
    <style:style style:name="T25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26" style:family="text">
      <style:text-properties style:font-name="Monospace" fo:language="en" fo:country="US" fo:font-weight="normal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6cab667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6d2d768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weight="normal" officeooo:rsid="06d4bdcb" style:font-size-asian="10.5pt" style:font-weight-asian="normal" style:font-name-complex="David CLM" style:font-weight-complex="normal"/>
    </style:style>
    <style:style style:name="T35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6b61fb1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6b7bfa8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6da3b53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weight="normal" officeooo:rsid="06eb471b" style:font-size-asian="10.5pt" style:font-weight-asian="normal" style:font-name-complex="David CLM" style:font-weight-complex="normal"/>
    </style:style>
    <style:style style:name="T42" style:family="text">
      <style:text-properties style:font-name="Monospace" fo:language="en" fo:country="US" fo:font-weight="normal" officeooo:rsid="06dbf31e" style:font-size-asian="10.5pt" style:font-weight-asian="normal" style:font-name-complex="David CLM" style:font-weight-complex="normal"/>
    </style:style>
    <style:style style:name="T43" style:family="text">
      <style:text-properties style:font-name="Monospace" fo:language="en" fo:country="US" fo:font-weight="normal" officeooo:rsid="06dcb19f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6ec1391" style:font-size-asian="10.5pt" style:font-weight-asian="normal" style:font-name-complex="David CLM" style:font-weight-complex="normal"/>
    </style:style>
    <style:style style:name="T45" style:family="text">
      <style:text-properties style:font-name="Monospace" fo:language="en" fo:country="US" fo:font-weight="normal" officeooo:rsid="06ec81e1" style:font-size-asian="10.5pt" style:font-weight-asian="normal" style:font-name-complex="David CLM" style:font-weight-complex="normal"/>
    </style:style>
    <style:style style:name="T46" style:family="text">
      <style:text-properties style:font-name="Monospace" fo:language="en" fo:country="US" fo:font-weight="normal" officeooo:rsid="06ee66a6" style:font-size-asian="10.5pt" style:font-weight-asian="normal" style:font-name-complex="David CLM" style:font-weight-complex="normal"/>
    </style:style>
    <style:style style:name="T47" style:family="text">
      <style:text-properties style:font-name="Monospace" fo:language="en" fo:country="US" fo:font-style="italic" fo:font-weight="normal" officeooo:rsid="06c488a3" style:font-size-asian="10.5pt" style:font-style-asian="italic" style:font-weight-asian="normal" style:font-name-complex="David CLM" style:font-style-complex="italic" style:font-weight-complex="normal"/>
    </style:style>
    <style:style style:name="T48" style:family="text">
      <style:text-properties style:font-name="Monospace" fo:language="en" fo:country="US" fo:font-style="italic" fo:font-weight="normal" officeooo:rsid="06da3b53" style:font-size-asian="10.5pt" style:font-style-asian="italic" style:font-weight-asian="normal" style:font-name-complex="David CLM" style:font-style-complex="italic" style:font-weight-complex="normal"/>
    </style:style>
    <style:style style:name="T49" style:family="text">
      <style:text-properties style:font-name="Monospace" fo:language="en" fo:country="US" fo:font-style="italic" fo:font-weight="normal" officeooo:rsid="06eb471b" style:font-size-asian="10.5pt" style:font-style-asian="italic" style:font-weight-asian="normal" style:font-name-complex="David CLM" style:font-style-complex="italic" style:font-weight-complex="normal"/>
    </style:style>
    <style:style style:name="T50" style:family="text">
      <style:text-properties style:font-name="Monospace" fo:language="en" fo:country="US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55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56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57" style:family="text">
      <style:text-properties style:font-name="Monospace" fo:language="en" fo:country="US" officeooo:rsid="06e764f5" style:font-size-asian="10.5pt" style:font-name-complex="David CLM" style:font-weight-complex="normal"/>
    </style:style>
    <style:style style:name="T58" style:family="text">
      <style:text-properties style:font-name="Monospace" fo:language="en" fo:country="US" officeooo:rsid="06e93863" style:font-size-asian="10.5pt" style:font-name-complex="David CLM" style:font-weight-complex="normal"/>
    </style:style>
    <style:style style:name="T59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6eb0b83" style:font-size-asian="10.5pt" style:font-name-complex="David CLM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6bd383f" style:font-weight-asian="normal" style:font-weight-complex="normal"/>
    </style:style>
    <style:style style:name="T64" style:family="text">
      <style:text-properties fo:font-weight="normal" officeooo:rsid="06c488a3" style:font-weight-asian="normal" style:font-weight-complex="normal"/>
    </style:style>
    <style:style style:name="T65" style:family="text">
      <style:text-properties fo:font-weight="normal" officeooo:rsid="06c6a5fd" style:font-weight-asian="normal" style:font-weight-complex="normal"/>
    </style:style>
    <style:style style:name="T66" style:family="text">
      <style:text-properties officeooo:rsid="04af6545"/>
    </style:style>
    <style:style style:name="T67" style:family="text">
      <style:text-properties style:text-position="sub 58%"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68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bold" style:font-weight-asian="bold"/>
    </style:style>
    <style:style style:name="T71" style:family="text">
      <style:text-properties fo:language="en" fo:country="US" fo:font-weight="bold" officeooo:rsid="07d8a00d" style:font-weight-asian="bold"/>
    </style:style>
    <style:style style:name="T72" style:family="text">
      <style:text-properties fo:language="en" fo:country="US" officeooo:rsid="06b61fb1"/>
    </style:style>
    <style:style style:name="T73" style:family="text">
      <style:text-properties fo:language="en" fo:country="US" officeooo:rsid="06b7bfa8"/>
    </style:style>
    <style:style style:name="T74" style:family="text">
      <style:text-properties fo:language="en" fo:country="US" officeooo:rsid="06dbf31e"/>
    </style:style>
    <style:style style:name="T75" style:family="text">
      <style:text-properties fo:language="en" fo:country="US" officeooo:rsid="06ba4fff"/>
    </style:style>
    <style:style style:name="T76" style:family="text">
      <style:text-properties fo:language="en" fo:country="US" officeooo:rsid="06e07f89"/>
    </style:style>
    <style:style style:name="T77" style:family="text">
      <style:text-properties fo:language="en" fo:country="US" officeooo:rsid="06eb471b"/>
    </style:style>
    <style:style style:name="T78" style:family="text">
      <style:text-properties fo:language="en" fo:country="US" fo:font-style="italic" style:font-style-asian="italic" style:font-style-complex="italic"/>
    </style:style>
    <style:style style:name="T79" style:family="text">
      <style:text-properties officeooo:rsid="06e07f89"/>
    </style:style>
    <style:style style:name="T80" style:family="text">
      <style:text-properties officeooo:rsid="06eb471b"/>
    </style:style>
    <style:style style:name="T81" style:family="text">
      <style:text-properties officeooo:rsid="06ec13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מטלה</text:span><text:span text:style-name="T66"> –</text:span><text:span text:style-name="T2"> </text:span><text:span text:style-name="T68">מיזוג הצעות תקציב</text:span></text:h>
      <text:p text:style-name="P18"><text:span text:style-name="T66">יש לענות על שאלה אחת לבחירתכם. </text:span><text:span text:style-name="T3">שאלות המסומנות בכוכבית * מזכות בניקוד כפול.</text:span></text:p>
      <text:p text:style-name="P19"/>
      <text:p text:style-name="P6"><text:span text:style-name="T62">שאלה </text:span><text:span text:style-name="T9">1</text:span><text:span text:style-name="T7">:</text:span><text:span text:style-name="T62"> </text:span><text:span text:style-name="T9">תיקון טעות בהרצאה</text:span></text:p>
      <text:p text:style-name="P36"><text:span text:style-name="T23">ב</text:span><text:span text:style-name="T24">הרצאה אמרתי, שאלגוריתם </text:span><text:span text:style-name="T38">החציון המוכלל עם פונקציות עולות </text:span><text:span text:style-name="T39">ליניאריות </text:span><text:span text:style-name="T40">הוא יעיל-פארטו. </text:span><text:span text:style-name="T41">לצערי </text:span><text:span text:style-name="T40">זה </text:span><text:span text:style-name="T48">לא נכון </text:span><text:span text:style-name="T41">בכל המקרים </text:span><text:span text:style-name="T46">(ראו הוכחה במאמר)</text:span><text:span text:style-name="T41">. <text:s/>הנה דוגמה אחת שבה האלגוריתם </text:span><text:span text:style-name="T49">כן </text:span><text:span text:style-name="T41">נותן תוצאה יעילה פארטו. </text:span><text:span text:style-name="T40">נניח שיש שני אזרחים ושלושה נושאים, התקציב הכולל הוא 100, וההצבעות הן (80, 20, 0) ו-(80, 0, 20).</text:span></text:p>
      <text:p text:style-name="P31"/>
      <text:p text:style-name="P8"><text:span text:style-name="T71">א. </text:span><text:span text:style-name="T72">מה</text:span><text:span text:style-name="T75">ו</text:span><text:span text:style-name="T72"> התקציב המתקבל מהפעלת האלגוריתם החציון המוכלל עם פונקציות עולות </text:span><text:span text:style-name="T73">ליניאריות</text:span><text:span text:style-name="T72">? פרטו את שלבי החישוב.</text:span></text:p>
      <text:p text:style-name="P32"/>
      <text:p text:style-name="P37"><text:span text:style-name="T38">ב. </text:span><text:span text:style-name="T43">הראו שהתקציב המתקבל </text:span><text:span text:style-name="T44">הוא </text:span><text:span text:style-name="T43">יעיל פארטו </text:span><text:span text:style-name="T45">(השתמשו בפונקציית התועלת כפי שהוגדרה בהרצאה).</text:span></text:p>
      <text:p text:style-name="P35"/>
      <text:p text:style-name="P3"><text:span text:style-name="T62">שאלה </text:span><text:span text:style-name="T8">2</text:span><text:span text:style-name="T7">:</text:span><text:span text:style-name="T62"> </text:span><text:span text:style-name="T63">אלגוריתם חלופי</text:span></text:p>
      <text:p text:style-name="P33">נתון אלגוריתם חלופי לקביעת תקציב.</text:p>
      <text:p text:style-name="P9"><text:span text:style-name="T20">1. </text:span><text:span text:style-name="T19">עבור כל נושא j, מצא את החציון </text:span><text:span text:style-name="T20">x</text:span><text:span text:style-name="T67">j</text:span><text:span text:style-name="T19"> .</text:span></text:p>
      <text:p text:style-name="P9"><text:span text:style-name="T20">2. סמן ב-X את הסכום של כל ה-x</text:span><text:span text:style-name="T67">j </text:span><text:span text:style-name="T20">.</text:span></text:p>
      <text:p text:style-name="P34">3. התקציב לכל נושא j יהיה:</text:p>
      <text:p text:style-name="P10"><text:span text:style-name="T18">x</text:span><text:span text:style-name="T67">j <text:s/></text:span><text:span text:style-name="T18">+ (C-X)/m</text:span></text:p>
      <text:p text:style-name="P11"><text:span text:style-name="T18">כאשר </text:span><text:span text:style-name="T21">C הוא הסכום הכולל בקופה, ו-</text:span><text:span text:style-name="T18">m הוא מספר הנושאים. </text:span><text:span text:style-name="T21">שימו לב שסכום התקציבים של כל הנושאים הוא בדיוק C </text:span><text:span text:style-name="T22">(הנירמול מתבצע ע"י הורדת סכום קבוע מכל נושא).</text:span></text:p>
      <text:p text:style-name="P38"/>
      <text:p text:style-name="P38">האם האלגוריתם החלופי מגלה-אמת? אם כן – הוכיחו. אם לא – הראו דוגמה נגדית.</text:p>
      <text:p text:style-name="P39"/>
      <text:p text:style-name="P4"><text:span text:style-name="T62">* שאלה </text:span><text:span text:style-name="T4">3</text:span><text:span text:style-name="T7">:</text:span><text:span text:style-name="T62"> </text:span><text:span text:style-name="T64">הגינות </text:span><text:span text:style-name="T11">לקבוצות – </text:span><text:span text:style-name="T12">תנאי</text:span><text:span text:style-name="T11"> משופר</text:span></text:p>
      <text:p text:style-name="P12"><text:span text:style-name="T16">שאלה זו מתייחסת לא</text:span><text:span text:style-name="T14">לגוריתם החציון המוכלל עם פונקציות עולות </text:span><text:span text:style-name="T15">ליניאריות</text:span><text:span text:style-name="T14">. </text:span><text:span text:style-name="T16">הוכחנו בהרצאה, שכאשר האזרחים מתחלקים לקבוצות “</text:span><text:span text:style-name="T17">ממוקדות</text:span><text:span text:style-name="T16">”, כך שהאזרחים בכל קבוצה </text:span><text:span text:style-name="T27">j נותנים 100% מהתקציב לנושא j, התקציב המתקבל מתחלק בין הנושאים ביחס ישר למספר התומכים של כל נושא: </text:span><text:span text:style-name="T28">נושא שיש לו k תומכים יקבל k/n מהתקציב.</text:span></text:p>
      <text:p text:style-name="P13"><text:span text:style-name="T27">עכשיו נניח שיש רק קבוצה </text:span><text:span text:style-name="T47">אחת</text:span><text:span text:style-name="T27"> </text:span><text:span text:style-name="T28">ממוקדת</text:span><text:span text:style-name="T27">: יש קבוצה של k אזרחים, שנותנים 100% מהתקציב לנושא j. שאר האזרחים יכולים לחלק את התקציב באופן כלשהו – </text:span><text:span text:style-name="T28">לא דווקא באופן ממוקד.</text:span></text:p>
      <text:p text:style-name="P15"><text:span text:style-name="T26">האם האלגוריתם מבטיח, שנושא j יקבל לפחות k/n מהתקציב? </text:span><text:span text:style-name="T29">אם כן – הוכיחו. אם לא – הראו דוגמה נגדית.</text:span></text:p>
      <text:p text:style-name="P15"><text:span text:style-name="T30">(מומלץ לבדוק קודם את המקרה k=1: נניח שיש אזרח אחד הנותן 100% מהתקציב לנושא j. האם </text:span><text:span text:style-name="T33">מובטח ש</text:span><text:span text:style-name="T30">נושא j </text:span><text:span text:style-name="T34">י</text:span><text:span text:style-name="T30">קבל לפחות 1 חלקי n מהתקציב?)</text:span></text:p>
      <text:p text:style-name="P16"/>
      <text:p text:style-name="P5"><text:soft-page-break/><text:span text:style-name="T62">שאלה </text:span><text:span text:style-name="T5">4</text:span><text:span text:style-name="T7">:</text:span><text:span text:style-name="T62"> </text:span><text:span text:style-name="T65">תיכנות: </text:span><text:span text:style-name="T10">חישוב תקציב</text:span></text:p>
      <text:p text:style-name="P14"><text:span text:style-name="T29">כ</text:span><text:span text:style-name="T31">תבו פונקציה בפייתון, המקבל</text:span><text:span text:style-name="T32">ת</text:span><text:span text:style-name="T31"> כקלט </text:span><text:span text:style-name="T32">את כמות הכסף בקופה</text:span><text:span text:style-name="T31"> </text:span><text:span text:style-name="T35">ו</text:span><text:span text:style-name="T32">הצבעות האזרחים, </text:span><text:span text:style-name="T36">ומחשבת את התקציב</text:span><text:span text:style-name="T37"> בעזרת אלגוריתם החציון המוכלל עם פונקציות עולות ליניאריות</text:span><text:span text:style-name="T31">. </text:span><text:span text:style-name="T36">כותרת הפונקציה:</text:span></text:p>
      <text:p text:style-name="P17"/>
      <text:p text:style-name="P23"><text:span text:style-name="T25">def</text:span><text:span text:style-name="T51"> </text:span><text:span text:style-name="T53">compute_</text:span><text:span text:style-name="T55">budget</text:span><text:span text:style-name="T51">(</text:span></text:p>
      <text:p text:style-name="P22"><text:tab/>total_budget:float,</text:p>
      <text:p text:style-name="P23"><text:span text:style-name="T51"><text:tab/>citizen_votes:</text:span><text:span text:style-name="T52">List[List]</text:span></text:p>
      <text:p text:style-name="P26"><text:span text:style-name="T51">) → </text:span><text:span text:style-name="T50">List[float]</text:span></text:p>
      <text:p text:style-name="P21"><text:span text:style-name="T53">הנה דוגמת קריאה לפונקציה עבור תקציב עם שלושה </text:span><text:span text:style-name="T54">סעיפים</text:span><text:span text:style-name="T53">, ושני אזרחים:</text:span></text:p>
      <text:p text:style-name="P25"><text:span text:style-name="T53">compute_budget(100, [ [</text:span><text:span text:style-name="T56">100, 0, 0</text:span><text:span text:style-name="T53">], [0, 0, 100] ])</text:span></text:p>
      <text:p text:style-name="P27">הערך המוחזר הוא רשימה עם מספרים כמספר הסעיפים, למשל:</text:p>
      <text:p text:style-name="P24"><text:span text:style-name="T54">[</text:span><text:span text:style-name="T56">50, 0, 50</text:span><text:span text:style-name="T54">]</text:span></text:p>
      <text:p text:style-name="P7"><text:span text:style-name="T62">שאלה </text:span><text:span text:style-name="T6">5</text:span><text:span text:style-name="T7">:</text:span><text:span text:style-name="T62"> </text:span><text:span text:style-name="T65">תיכנות: </text:span><text:span text:style-name="T13">בדיקת הגינות לקבוצות</text:span></text:p>
      <text:p text:style-name="P20"><text:span text:style-name="T79">נתונה פונקציה בשם </text:span><text:span text:style-name="T76">compute_budget, עם חתימה כמו </text:span><text:span text:style-name="T57">בשאלה 4. בשאלה זו עליכם לבדוק </text:span><text:span text:style-name="T58">אם הפונקציה</text:span><text:span text:style-name="T57"> מחזירה תקציב הוגן לקבוצות. </text:span><text:span text:style-name="T59">כתבו קוד הבודק את ההגינות של הפונקציה<text:line-break/> compute_budget <text:s/>עבור </text:span><text:span text:style-name="T60">תקציב עם 3 נושאים ו</text:span><text:span text:style-name="T59">מדינה עם 10 אזרחים </text:span><text:span text:style-name="T61">(השתמשו בהגדרת "הגינות לקבוצות" שלמדנו בהרצאה).</text:span></text:p>
      <text:p text:style-name="P28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2-23T14:23:33.087000000</dc:date>
    <meta:editing-duration>P12DT2H1M46S</meta:editing-duration>
    <meta:editing-cycles>1603</meta:editing-cycles>
    <meta:document-statistic meta:table-count="0" meta:image-count="0" meta:object-count="0" meta:page-count="2" meta:paragraph-count="33" meta:word-count="424" meta:character-count="2426" meta:non-whitespace-character-count="2022"/>
  </office:meta>
</office:document-meta>
</file>